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Pictures/10000201000000EF000000878E287B0F.png" manifest:media-type=""/>
  <manifest:file-entry manifest:full-path="Pictures/10000000000000F000000087573C8D12.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stroke-dash="Dash_20_2" svg:stroke-width="0cm" draw:stroke-linejoin="none" draw:fill="solid" draw:fill-color="#99ccff" draw:textarea-horizontal-align="center" draw:textarea-vertical-align="middle"/>
    </style:style>
    <style:style style:name="gr2" style:family="graphic" style:parent-style-name="standard">
      <style:graphic-properties draw:stroke="solid" draw:stroke-dash="Dash_20_2" svg:stroke-width="0cm" svg:stroke-color="#000000" draw:stroke-linejoin="round" draw:fill="none" draw:fill-color="#99ccff" draw:textarea-horizontal-align="center" draw:textarea-vertical-align="middle"/>
    </style:style>
    <style:style style:name="gr3" style:family="graphic" style:parent-style-name="standard">
      <style:graphic-properties draw:stroke="none" draw:stroke-dash="Dash_20_2" svg:stroke-width="0cm" svg:stroke-color="#000000" draw:stroke-linejoin="none" draw:fill="solid" draw:fill-color="#99ccff" draw:textarea-horizontal-align="center" draw:textarea-vertical-align="middle"/>
    </style:style>
    <style:style style:name="gr4" style:family="graphic" style:parent-style-name="standard">
      <style:graphic-properties draw:stroke="none" draw:stroke-dash="Dash_20_2" svg:stroke-width="0cm" svg:stroke-color="#000000" draw:stroke-linejoin="none" draw:fill="gradient" draw:fill-color="#99ccff" draw:fill-gradient-name="Gradient_20_7" draw:textarea-horizontal-align="center" draw:textarea-vertical-align="middle"/>
    </style:style>
    <style:style style:name="gr5" style:family="graphic" style:parent-style-name="standard">
      <style:graphic-properties draw:stroke="none" draw:fill="none" draw:fill-color="#ffffff" draw:textarea-horizontal-align="left" draw:auto-grow-width="true" fo:min-height="0.259cm" fo:min-width="1.174cm"/>
    </style:style>
    <style:style style:name="gr6" style:family="graphic" style:parent-style-name="standard">
      <style:graphic-properties draw:stroke="none" draw:fill="none" draw:fill-color="#ffffff" draw:textarea-horizontal-align="left" draw:auto-grow-width="true" fo:min-height="0.259cm" fo:min-width="0.87cm"/>
    </style:style>
    <style:style style:name="gr7" style:family="graphic" style:parent-style-name="standard">
      <style:graphic-properties draw:stroke="none" draw:fill="none" draw:fill-color="#ffffff" draw:textarea-horizontal-align="left" draw:auto-grow-width="true" fo:min-height="0.259cm" fo:min-width="0cm"/>
    </style:style>
    <style:style style:name="gr8" style:family="graphic" style:parent-style-name="standard">
      <style:graphic-properties draw:stroke="none" draw:stroke-dash="Dash_20_2" svg:stroke-width="0cm" svg:stroke-color="#000000" draw:stroke-linejoin="none" draw:fill="gradient" draw:fill-color="#99ccff" draw:fill-gradient-name="Gradient_20_8" draw:textarea-horizontal-align="center" draw:textarea-vertical-align="middle"/>
    </style:style>
    <style:style style:name="gr9" style:family="graphic" style:parent-style-name="standard">
      <style:graphic-properties draw:stroke="none" draw:stroke-dash="Dash_20_2" svg:stroke-width="0cm" svg:stroke-color="#000000" draw:stroke-linejoin="none" draw:fill="gradient" draw:fill-color="#99ccff" draw:fill-gradient-name="Gradient_20_9" draw:textarea-horizontal-align="center" draw:textarea-vertical-align="middle"/>
    </style:style>
    <style:style style:name="gr10" style:family="graphic" style:parent-style-name="standard">
      <style:graphic-properties draw:stroke="none" draw:fill="none" draw:fill-color="#ffffff" draw:textarea-horizontal-align="left" draw:auto-grow-width="true" fo:min-height="0.259cm" fo:min-width="1.554cm"/>
    </style:style>
    <style:style style:name="gr11" style:family="graphic" style:parent-style-name="standard">
      <style:graphic-properties draw:stroke="none" draw:stroke-dash="Dash_20_2" svg:stroke-width="0cm" svg:stroke-color="#000000" draw:stroke-linejoin="none" draw:fill="solid" draw:fill-color="#355e00" draw:textarea-horizontal-align="center" draw:textarea-vertical-align="middle"/>
    </style:style>
    <style:style style:name="gr12" style:family="graphic" style:parent-style-name="standard">
      <style:graphic-properties draw:stroke="solid" draw:stroke-dash="Dash_20_2" svg:stroke-width="0cm" svg:stroke-color="#000000" draw:stroke-linejoin="round" draw:fill="none" draw:fill-color="#355e00" draw:textarea-horizontal-align="center" draw:textarea-vertical-align="middle"/>
    </style:style>
    <style:style style:name="gr13" style:family="graphic" style:parent-style-name="standard">
      <style:graphic-properties draw:stroke="none" draw:stroke-dash="Dash_20_2" svg:stroke-width="0cm" svg:stroke-color="#000000" draw:stroke-linejoin="none" draw:fill="solid" draw:fill-color="#2a4b00" draw:textarea-horizontal-align="center" draw:textarea-vertical-align="middle"/>
    </style:style>
    <style:style style:name="gr14" style:family="graphic" style:parent-style-name="standard">
      <style:graphic-properties draw:stroke="solid" draw:stroke-dash="Dash_20_2" svg:stroke-width="0cm" svg:stroke-color="#000000" draw:stroke-linejoin="round" draw:fill="none" draw:fill-color="#2a4b00" draw:textarea-horizontal-align="center" draw:textarea-vertical-align="middle"/>
    </style:style>
    <style:style style:name="gr15" style:family="graphic" style:parent-style-name="standard">
      <style:graphic-properties draw:stroke="none" draw:fill="none" draw:fill-color="#ffffff" draw:textarea-horizontal-align="left" draw:auto-grow-width="true" fo:min-height="0.259cm" fo:min-width="0.411cm"/>
    </style:style>
    <style:style style:name="gr16" style:family="graphic" style:parent-style-name="standard">
      <style:graphic-properties draw:stroke="none" draw:stroke-dash="Dash_20_2" svg:stroke-width="0cm" svg:stroke-color="#000000" draw:stroke-linejoin="none" draw:fill="solid" draw:fill-color="#5c8526" draw:textarea-horizontal-align="center" draw:textarea-vertical-align="middle"/>
    </style:style>
    <style:style style:name="gr17" style:family="graphic" style:parent-style-name="standard">
      <style:graphic-properties draw:stroke="solid" draw:stroke-dash="Dash_20_2" svg:stroke-width="0cm" svg:stroke-color="#000000" draw:stroke-linejoin="round" draw:fill="none" draw:fill-color="#5c8526" draw:textarea-horizontal-align="center" draw:textarea-vertical-align="middle"/>
    </style:style>
    <style:style style:name="gr18" style:family="graphic" style:parent-style-name="standard">
      <style:graphic-properties draw:stroke="none" draw:stroke-dash="Dash_20_2" svg:stroke-width="0cm" svg:stroke-color="#000000" draw:stroke-linejoin="none" draw:fill="solid" draw:fill-color="#4a6a1e" draw:textarea-horizontal-align="center" draw:textarea-vertical-align="middle"/>
    </style:style>
    <style:style style:name="gr19" style:family="graphic" style:parent-style-name="standard">
      <style:graphic-properties draw:stroke="solid" draw:stroke-dash="Dash_20_2" svg:stroke-width="0cm" svg:stroke-color="#000000" draw:stroke-linejoin="round" draw:fill="none" draw:fill-color="#4a6a1e" draw:textarea-horizontal-align="center" draw:textarea-vertical-align="middle"/>
    </style:style>
    <style:style style:name="gr20" style:family="graphic" style:parent-style-name="standard">
      <style:graphic-properties draw:stroke="none" draw:fill="none" draw:fill-color="#ffffff" draw:textarea-horizontal-align="left" draw:auto-grow-width="true" fo:min-height="0.259cm" fo:min-width="0.819cm"/>
    </style:style>
    <style:style style:name="gr21" style:family="graphic" style:parent-style-name="standard">
      <style:graphic-properties draw:stroke="none" draw:stroke-dash="Dash_20_2" svg:stroke-width="0cm" svg:stroke-color="#000000" draw:stroke-linejoin="none" draw:fill="solid" draw:fill-color="#7da647" draw:textarea-horizontal-align="center" draw:textarea-vertical-align="middle"/>
    </style:style>
    <style:style style:name="gr22" style:family="graphic" style:parent-style-name="standard">
      <style:graphic-properties draw:stroke="solid" draw:stroke-dash="Dash_20_2" svg:stroke-width="0cm" svg:stroke-color="#000000" draw:stroke-linejoin="round" draw:fill="none" draw:fill-color="#7da647" draw:textarea-horizontal-align="center" draw:textarea-vertical-align="middle"/>
    </style:style>
    <style:style style:name="gr23" style:family="graphic" style:parent-style-name="standard">
      <style:graphic-properties draw:stroke="none" draw:stroke-dash="Dash_20_2" svg:stroke-width="0cm" svg:stroke-color="#000000" draw:stroke-linejoin="none" draw:fill="solid" draw:fill-color="#648539" draw:textarea-horizontal-align="center" draw:textarea-vertical-align="middle"/>
    </style:style>
    <style:style style:name="gr24" style:family="graphic" style:parent-style-name="standard">
      <style:graphic-properties draw:stroke="solid" draw:stroke-dash="Dash_20_2" svg:stroke-width="0cm" svg:stroke-color="#000000" draw:stroke-linejoin="round" draw:fill="none" draw:fill-color="#648539" draw:textarea-horizontal-align="center" draw:textarea-vertical-align="middle"/>
    </style:style>
    <style:style style:name="gr25" style:family="graphic" style:parent-style-name="standard">
      <style:graphic-properties draw:stroke="none" draw:fill="none" draw:fill-color="#ffffff" draw:textarea-horizontal-align="left" draw:auto-grow-width="true" fo:min-height="0.259cm" fo:min-width="0.793cm"/>
    </style:style>
    <style:style style:name="gr26" style:family="graphic" style:parent-style-name="standard">
      <style:graphic-properties draw:stroke="solid" draw:stroke-dash="Dash_20_2" svg:stroke-width="0cm" svg:stroke-color="#000000" draw:stroke-linejoin="round" draw:textarea-horizontal-align="center" draw:textarea-vertical-align="middle"/>
    </style:style>
    <style:style style:name="gr27" style:family="graphic" style:parent-style-name="standard">
      <style:graphic-properties draw:stroke="none" draw:stroke-dash="Dash_20_2" svg:stroke-width="0cm" svg:stroke-color="#000000" draw:stroke-linejoin="none" draw:fill="solid" draw:fill-color="#000000" draw:textarea-horizontal-align="center" draw:textarea-vertical-align="middle"/>
    </style:style>
    <style:style style:name="gr28" style:family="graphic" style:parent-style-name="standard">
      <style:graphic-properties draw:stroke="none" draw:fill="none" draw:fill-color="#ffffff" draw:textarea-horizontal-align="left" draw:auto-grow-width="true" fo:min-height="0.34cm" fo:min-width="1.643cm"/>
    </style:style>
    <style:style style:name="gr29" style:family="graphic" style:parent-style-name="standard">
      <style:graphic-properties draw:stroke="none" draw:fill="none" draw:fill-color="#ffffff" draw:textarea-horizontal-align="left" draw:auto-grow-width="true" fo:min-height="0.087cm" fo:min-width="3.431cm"/>
    </style:style>
    <style:style style:name="gr30" style:family="graphic" style:parent-style-name="standard">
      <style:graphic-properties draw:stroke="none" draw:stroke-dash="Dash_20_2" svg:stroke-width="0cm" svg:stroke-color="#000000" draw:stroke-linejoin="none" draw:fill="solid" draw:fill-color="#e6e6ff" draw:textarea-horizontal-align="center" draw:textarea-vertical-align="middle"/>
    </style:style>
    <style:style style:name="gr31" style:family="graphic" style:parent-style-name="standard">
      <style:graphic-properties draw:stroke="solid" draw:stroke-dash="Dash_20_2" svg:stroke-width="0cm" svg:stroke-color="#000000" draw:stroke-linejoin="round" draw:fill="none" draw:fill-color="#e6e6ff" draw:textarea-horizontal-align="center" draw:textarea-vertical-align="middle"/>
    </style:style>
    <style:style style:name="gr32" style:family="graphic" style:parent-style-name="standard">
      <style:graphic-properties draw:stroke="none" draw:fill="none" draw:fill-color="#ffffff" draw:textarea-horizontal-align="left" draw:auto-grow-width="true" fo:min-height="0.28cm" fo:min-width="1.644cm"/>
    </style:style>
    <style:style style:name="gr33" style:family="graphic" style:parent-style-name="standard">
      <style:graphic-properties draw:stroke="none" draw:fill="none" draw:fill-color="#ffffff" draw:textarea-horizontal-align="left" draw:auto-grow-width="true" fo:min-height="0.737cm" fo:min-width="2.046cm"/>
    </style:style>
    <style:style style:name="gr34" style:family="graphic" style:parent-style-name="standard">
      <style:graphic-properties draw:stroke="solid" svg:stroke-width="0.051cm"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draw:fill="none" draw:fill-color="#ffffff" draw:textarea-horizontal-align="left" draw:auto-grow-width="true" fo:min-height="0.34cm" fo:min-width="0.798cm"/>
    </style:style>
    <style:style style:name="gr36" style:family="graphic" style:parent-style-name="standard">
      <style:graphic-properties draw:stroke="none" draw:stroke-dash="Dash_20_2" svg:stroke-width="0cm" svg:stroke-color="#000000" draw:stroke-linejoin="none" draw:fill="solid" draw:fill-color="#b80047" draw:textarea-horizontal-align="center" draw:textarea-vertical-align="middle"/>
    </style:style>
    <style:style style:name="gr37" style:family="graphic" style:parent-style-name="standard">
      <style:graphic-properties draw:stroke="solid" draw:stroke-dash="Dash_20_2" svg:stroke-width="0cm" svg:stroke-color="#000000" draw:stroke-linejoin="round" draw:fill="none" draw:fill-color="#b80047" draw:textarea-horizontal-align="center" draw:textarea-vertical-align="middle"/>
    </style:style>
    <style:style style:name="gr38" style:family="graphic" style:parent-style-name="standard">
      <style:graphic-properties draw:stroke="none" draw:fill="none" draw:fill-color="#ffffff" draw:textarea-horizontal-align="left" draw:auto-grow-width="true" fo:min-height="0.259cm" fo:min-width="1.148cm"/>
    </style:style>
    <style:style style:name="gr39" style:family="graphic" style:parent-style-name="standard">
      <style:graphic-properties draw:stroke="none" draw:fill="none" draw:fill-color="#ffffff" draw:textarea-horizontal-align="left" draw:auto-grow-width="true" fo:min-height="0.259cm" fo:min-width="0.691cm"/>
    </style:style>
    <style:style style:name="gr40" style:family="graphic" style:parent-style-name="standard">
      <style:graphic-properties draw:stroke="none" draw:stroke-dash="Dash_20_2" svg:stroke-width="0cm" svg:stroke-color="#000000" draw:stroke-linejoin="none" draw:fill="solid" draw:fill-color="#ffff99" draw:textarea-horizontal-align="center" draw:textarea-vertical-align="middle"/>
    </style:style>
    <style:style style:name="gr41" style:family="graphic" style:parent-style-name="standard">
      <style:graphic-properties draw:stroke="solid" draw:stroke-dash="Dash_20_2" svg:stroke-width="0cm" svg:stroke-color="#000000" draw:stroke-linejoin="round" draw:fill="none" draw:fill-color="#ffff99" draw:textarea-horizontal-align="center" draw:textarea-vertical-align="middle"/>
    </style:style>
    <style:style style:name="gr42" style:family="graphic" style:parent-style-name="standard">
      <style:graphic-properties draw:stroke="none" draw:fill="none" draw:fill-color="#ffffff" draw:textarea-horizontal-align="left" draw:auto-grow-width="true" fo:min-height="0.259cm" fo:min-width="1.503cm"/>
    </style:style>
    <style:style style:name="gr43" style:family="graphic" style:parent-style-name="standard">
      <style:graphic-properties draw:stroke="solid" draw:stroke-dash="Dash_20_2" svg:stroke-width="0.038cm" svg:stroke-color="#000000" draw:stroke-linejoin="round" draw:textarea-horizontal-align="center" draw:textarea-vertical-align="middle" fo:padding-top="0.019cm" fo:padding-bottom="0.019cm" fo:padding-left="0.019cm" fo:padding-right="0.019cm"/>
    </style:style>
    <style:style style:name="gr44" style:family="graphic" style:parent-style-name="standard">
      <style:graphic-properties draw:stroke="solid" draw:stroke-dash="Dash_20_2" svg:stroke-width="0.075cm" svg:stroke-color="#000000" draw:stroke-linejoin="round" draw:textarea-horizontal-align="center" draw:textarea-vertical-align="middle" fo:padding-top="0.037cm" fo:padding-bottom="0.037cm" fo:padding-left="0.037cm" fo:padding-right="0.037cm"/>
    </style:style>
    <style:style style:name="gr45" style:family="graphic" style:parent-style-name="standard">
      <style:graphic-properties draw:stroke="none" draw:fill="none" draw:fill-color="#ffffff" draw:textarea-horizontal-align="left" draw:auto-grow-width="true" fo:min-height="0.259cm" fo:min-width="0.717cm"/>
    </style:style>
    <style:style style:name="gr46" style:family="graphic" style:parent-style-name="standard">
      <style:graphic-properties draw:stroke="none" draw:fill="none" draw:fill-color="#ffffff" draw:textarea-horizontal-align="left" draw:auto-grow-width="true" fo:min-height="0.259cm" fo:min-width="0.412cm"/>
    </style:style>
    <style:style style:name="gr47" style:family="graphic" style:parent-style-name="standard">
      <style:graphic-properties draw:stroke="none" draw:fill="none" draw:fill-color="#ffffff" draw:textarea-horizontal-align="left" draw:auto-grow-width="true" fo:min-height="0.259cm" fo:min-width="2.091cm"/>
    </style:style>
    <style:style style:name="gr48" style:family="graphic" style:parent-style-name="standard">
      <style:graphic-properties draw:stroke="none" draw:fill="none" draw:fill-color="#ffffff" draw:textarea-horizontal-align="left" draw:auto-grow-width="true" fo:min-height="0.145cm" fo:min-width="2.744cm"/>
    </style:style>
    <style:style style:name="gr49" style:family="graphic" style:parent-style-name="standard">
      <style:graphic-properties draw:stroke="none" draw:fill="none" draw:fill-color="#ffffff" draw:textarea-horizontal-align="left" draw:auto-grow-width="true" fo:min-height="0.259cm" fo:min-width="2.572cm"/>
    </style:style>
    <style:style style:name="gr50" style:family="graphic" style:parent-style-name="standard">
      <style:graphic-properties draw:stroke="none" draw:fill="none" draw:fill-color="#ffffff" draw:textarea-horizontal-align="left" draw:auto-grow-width="true" fo:min-height="0.145cm" fo:min-width="2.17cm"/>
    </style:style>
    <style:style style:name="P1" style:family="paragraph">
      <style:paragraph-properties fo:text-align="center"/>
    </style:style>
    <style:style style:name="P2" style:family="paragraph">
      <style:text-properties style:use-window-font-color="true" style:text-outline="false" style:text-line-through-style="none" fo:font-family="'Liberation Sans'" style:font-family-generic="swiss" style:font-pitch="variable" fo:font-size="13pt" fo:font-style="normal" fo:text-shadow="none" style:text-underline-style="none" fo:font-weight="bold" style:text-underline-mode="continuous" style:text-overline-mode="continuous" style:text-line-through-mode="continuous" style:font-family-asian="'Liberation Sans'" style:font-family-generic-asian="swiss" style:font-pitch-asian="variable" style:font-size-asian="13pt" style:font-family-complex="'Liberation Sans'" style:font-family-generic-complex="swiss" style:font-pitch-complex="variable" style:font-size-complex="13pt" style:text-scale="100%" style:text-overline-style="none" style:text-overline-color="font-color"/>
    </style:style>
    <style:style style:name="P3" style:family="paragraph">
      <style:paragraph-properties fo:text-align="center"/>
      <style:text-properties style:use-window-font-color="true" style:text-outline="false" style:text-line-through-style="none" fo:font-family="'Liberation Sans'" style:font-family-generic="swiss" style:font-pitch="variable" fo:font-size="8.60000038146973pt" fo:font-style="normal" fo:text-shadow="none" style:text-underline-style="none" fo:font-weight="normal" style:text-underline-mode="continuous" style:text-overline-mode="continuous" style:text-line-through-mode="continuous" style:font-family-asian="'Liberation Sans'" style:font-family-generic-asian="swiss" style:font-pitch-asian="variable" style:font-size-asian="8.60000038146973pt" style:font-family-complex="'Liberation Sans'" style:font-family-generic-complex="swiss" style:font-pitch-complex="variable" style:font-size-complex="8.60000038146973pt" style:text-scale="100%" style:text-overline-style="none" style:text-overline-color="font-color"/>
    </style:style>
    <style:style style:name="P4" style:family="paragraph">
      <style:text-properties style:use-window-font-color="true" style:text-outline="false" style:text-line-through-style="none" fo:font-family="'CMU Typewriter Text'" style:font-family-generic="modern" style:font-pitch="variable" fo:font-size="13pt" fo:font-style="normal" fo:text-shadow="none" style:text-underline-style="none" fo:font-weight="normal" style:text-underline-mode="continuous" style:text-overline-mode="continuous" style:text-line-through-mode="continuous" style:font-family-asian="'CMU Typewriter Text'" style:font-family-generic-asian="modern" style:font-pitch-asian="variable" style:font-size-asian="13pt" style:font-family-complex="'CMU Typewriter Text'" style:font-family-generic-complex="modern" style:font-pitch-complex="variable" style:font-size-complex="13pt" style:text-scale="100%" style:text-overline-style="none" style:text-overline-color="font-color"/>
    </style:style>
    <style:style style:name="P5" style:family="paragraph">
      <style:text-properties style:use-window-font-color="true" style:text-outline="false" style:text-line-through-style="none" fo:font-family="'Liberation Sans'" style:font-family-generic="swiss" style:font-pitch="variable" fo:font-size="8.60000038146973pt" fo:font-style="normal" fo:text-shadow="none" style:text-underline-style="none" fo:font-weight="normal" style:text-underline-mode="continuous" style:text-overline-mode="continuous" style:text-line-through-mode="continuous" style:font-family-asian="'Liberation Sans'" style:font-family-generic-asian="swiss" style:font-pitch-asian="variable" style:font-size-asian="8.60000038146973pt" style:font-family-complex="'Liberation Sans'" style:font-family-generic-complex="swiss" style:font-pitch-complex="variable" style:font-size-complex="8.60000038146973pt" style:text-scale="100%" style:text-overline-style="none" style:text-overline-color="font-color"/>
    </style:style>
    <style:style style:name="P6" style:family="paragraph">
      <style:text-properties style:use-window-font-color="true" style:text-outline="false" style:text-line-through-style="none" fo:font-family="'Liberation Sans'" style:font-family-generic="swiss" style:font-pitch="variable" fo:font-size="13pt" fo:font-style="normal" fo:text-shadow="none" style:text-underline-style="none" fo:font-weight="normal" style:text-underline-mode="continuous" style:text-overline-mode="continuous" style:text-line-through-mode="continuous" style:font-family-asian="'Liberation Sans'" style:font-family-generic-asian="swiss" style:font-pitch-asian="variable" style:font-size-asian="13pt" style:font-family-complex="'Liberation Sans'" style:font-family-generic-complex="swiss" style:font-pitch-complex="variable" style:font-size-complex="13pt" style:text-scale="100%" style:text-overline-style="none" style:text-overline-color="font-color"/>
    </style:style>
    <style:style style:name="P7" style:family="paragraph">
      <style:text-properties style:use-window-font-color="true" style:text-outline="false" style:text-line-through-style="none" fo:font-family="'Liberation Sans'" style:font-family-generic="swiss" style:font-pitch="variable" fo:font-size="10.1000003814697pt" fo:font-style="italic" fo:text-shadow="none" style:text-underline-style="none" fo:font-weight="normal" style:text-underline-mode="continuous" style:text-overline-mode="continuous" style:text-line-through-mode="continuous" style:font-family-asian="'Liberation Sans'" style:font-family-generic-asian="swiss" style:font-pitch-asian="variable" style:font-size-asian="10.1000003814697pt" style:font-family-complex="'Liberation Sans'" style:font-family-generic-complex="swiss" style:font-pitch-complex="variable" style:font-size-complex="10.1000003814697pt" style:text-scale="100%"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0.601cm" svg:height="1.828cm" svg:x="6.113cm" svg:y="4.658cm" svg:viewBox="0 0 10602 1829" draw:points="5302,1829 0,1829 0,0 10602,0 10602,1829">
          <text:p/>
        </draw:polygon>
        <draw:polygon draw:style-name="gr2" draw:text-style-name="P1" draw:layer="layout" svg:width="10.601cm" svg:height="1.828cm" svg:x="6.113cm" svg:y="4.658cm" svg:viewBox="0 0 10602 1829" draw:points="5302,1829 0,1829 0,0 10602,0 10602,1829">
          <text:p/>
        </draw:polygon>
        <draw:polygon draw:style-name="gr3" draw:text-style-name="P1" draw:layer="layout" svg:width="10.6cm" svg:height="1.599cm" svg:x="6.123cm" svg:y="8.313cm" svg:viewBox="0 0 10601 1600" draw:points="5301,1600 0,1600 0,0 10601,0 10601,1600">
          <text:p/>
        </draw:polygon>
        <draw:polygon draw:style-name="gr2" draw:text-style-name="P1" draw:layer="layout" svg:width="10.6cm" svg:height="1.599cm" svg:x="6.123cm" svg:y="8.313cm" svg:viewBox="0 0 10601 1600" draw:points="5301,1600 0,1600 0,0 10601,0 10601,1600">
          <text:p/>
        </draw:polygon>
        <draw:polygon draw:style-name="gr4" draw:text-style-name="P1" draw:layer="layout" svg:width="3.991cm" svg:height="0.692cm" svg:x="3.702cm" svg:y="11.277cm" svg:viewBox="0 0 3992 693" draw:points="1996,693 0,693 0,0 3992,0 3992,693">
          <text:p/>
        </draw:polygon>
        <draw:frame draw:style-name="gr5" draw:text-style-name="P2" draw:layer="layout" svg:width="2.178cm" svg:height="0.763cm" svg:x="4.098cm" svg:y="11.472cm">
          <draw:text-box>
            <text:p text:style-name="P2">Arclink </text:p>
          </draw:text-box>
        </draw:frame>
        <draw:frame draw:style-name="gr6" draw:text-style-name="P2" draw:layer="layout" svg:width="1.874cm" svg:height="0.763cm" svg:x="5.867cm" svg:y="11.472cm">
          <draw:text-box>
            <text:p text:style-name="P2">server</text:p>
          </draw:text-box>
        </draw:frame>
        <draw:frame draw:style-name="gr7" draw:text-style-name="P2" draw:layer="layout" svg:width="0.629cm" svg:height="0.763cm" svg:x="7.307cm" svg:y="11.472cm">
          <draw:text-box>
            <text:p text:style-name="P2"><text:s/></text:p>
          </draw:text-box>
        </draw:frame>
        <draw:frame draw:style-name="gr7" draw:text-style-name="P2" draw:layer="layout" svg:width="0.756cm" svg:height="0.763cm" svg:x="7.433cm" svg:y="11.472cm">
          <draw:text-box>
            <text:p text:style-name="P2">1</text:p>
          </draw:text-box>
        </draw:frame>
        <draw:polygon draw:style-name="gr4" draw:text-style-name="P1" draw:layer="layout" svg:width="3.992cm" svg:height="0.691cm" svg:x="8.874cm" svg:y="12.648cm" svg:viewBox="0 0 3993 692" draw:points="1996,692 0,692 0,0 3993,0 3993,692">
          <text:p/>
        </draw:polygon>
        <draw:frame draw:style-name="gr5" draw:text-style-name="P2" draw:layer="layout" svg:width="2.178cm" svg:height="0.763cm" svg:x="9.271cm" svg:y="12.844cm">
          <draw:text-box>
            <text:p text:style-name="P2">Arclink </text:p>
          </draw:text-box>
        </draw:frame>
        <draw:frame draw:style-name="gr6" draw:text-style-name="P2" draw:layer="layout" svg:width="1.874cm" svg:height="0.763cm" svg:x="11.037cm" svg:y="12.844cm">
          <draw:text-box>
            <text:p text:style-name="P2">server</text:p>
          </draw:text-box>
        </draw:frame>
        <draw:frame draw:style-name="gr7" draw:text-style-name="P2" draw:layer="layout" svg:width="0.629cm" svg:height="0.763cm" svg:x="12.479cm" svg:y="12.844cm">
          <draw:text-box>
            <text:p text:style-name="P2"><text:s/></text:p>
          </draw:text-box>
        </draw:frame>
        <draw:frame draw:style-name="gr7" draw:text-style-name="P2" draw:layer="layout" svg:width="0.756cm" svg:height="0.763cm" svg:x="12.604cm" svg:y="12.844cm">
          <draw:text-box>
            <text:p text:style-name="P2">2</text:p>
          </draw:text-box>
        </draw:frame>
        <draw:polygon draw:style-name="gr4" draw:text-style-name="P1" draw:layer="layout" svg:width="3.992cm" svg:height="0.691cm" svg:x="3.22cm" svg:y="12.648cm" svg:viewBox="0 0 3993 692" draw:points="1996,692 0,692 0,0 3993,0 3993,692">
          <text:p/>
        </draw:polygon>
        <draw:frame draw:style-name="gr5" draw:text-style-name="P2" draw:layer="layout" svg:width="2.178cm" svg:height="0.763cm" svg:x="3.616cm" svg:y="12.844cm">
          <draw:text-box>
            <text:p text:style-name="P2">Arclink </text:p>
          </draw:text-box>
        </draw:frame>
        <draw:frame draw:style-name="gr6" draw:text-style-name="P2" draw:layer="layout" svg:width="1.874cm" svg:height="0.763cm" svg:x="5.385cm" svg:y="12.844cm">
          <draw:text-box>
            <text:p text:style-name="P2">server</text:p>
          </draw:text-box>
        </draw:frame>
        <draw:frame draw:style-name="gr7" draw:text-style-name="P2" draw:layer="layout" svg:width="0.629cm" svg:height="0.763cm" svg:x="6.826cm" svg:y="12.844cm">
          <draw:text-box>
            <text:p text:style-name="P2"><text:s/></text:p>
          </draw:text-box>
        </draw:frame>
        <draw:frame draw:style-name="gr7" draw:text-style-name="P2" draw:layer="layout" svg:width="0.756cm" svg:height="0.763cm" svg:x="6.951cm" svg:y="12.844cm">
          <draw:text-box>
            <text:p text:style-name="P2">3</text:p>
          </draw:text-box>
        </draw:frame>
        <draw:polygon draw:style-name="gr8" draw:text-style-name="P1" draw:layer="layout" svg:width="3.376cm" svg:height="1.829cm" svg:x="10.453cm" svg:y="10.598cm" svg:viewBox="0 0 3377 1830" draw:points="1688,0 1036,19 750,40 499,68 292,102 205,121 134,140 77,161 53,172 34,184 20,194 9,206 5,212 2,217 1,223 0,229 0,1600 1,1606 2,1612 5,1618 9,1623 20,1635 34,1646 53,1657 77,1668 134,1689 205,1708 292,1728 499,1762 750,1790 1036,1812 1688,1830 2341,1812 2627,1790 2878,1762 3085,1728 3171,1708 3243,1689 3300,1668 3324,1657 3343,1646 3357,1635 3368,1623 3372,1618 3375,1612 3376,1606 3377,1600 3377,229 3376,223 3375,217 3372,212 3368,206 3357,194 3343,184 3324,172 3300,161 3243,140 3171,121 3085,102 2878,68 2627,40 2341,19">
          <text:p/>
        </draw:polygon>
        <draw:path draw:style-name="gr2" draw:text-style-name="P1" draw:layer="layout" svg:width="3.376cm" svg:height="1.829cm" svg:x="10.453cm" svg:y="10.598cm" svg:viewBox="0 0 3377 1830" svg:d="m1688 0c-921 0-1688 104-1688 229v1371c0 125 767 230 1688 230s1689-105 1689-230v-1371c0-125-768-229-1689-229z">
          <text:p/>
        </draw:path>
        <draw:polygon draw:style-name="gr2" draw:text-style-name="P1" draw:layer="layout" svg:width="0cm" svg:height="0cm" svg:x="10.453cm" svg:y="10.598cm" svg:viewBox="0 0 0 0" draw:points="0,0">
          <text:p/>
        </draw:polygon>
        <draw:polygon draw:style-name="gr2" draw:text-style-name="P1" draw:layer="layout" svg:width="0cm" svg:height="0cm" svg:x="13.83cm" svg:y="12.428cm" svg:viewBox="0 0 0 0" draw:points="0,0">
          <text:p/>
        </draw:polygon>
        <draw:polygon draw:style-name="gr9" draw:text-style-name="P1" draw:layer="layout" svg:width="3.376cm" svg:height="0.456cm" svg:x="10.453cm" svg:y="10.598cm" svg:viewBox="0 0 3377 457" draw:points="1688,0 1036,19 750,40 499,68 292,102 205,121 134,140 77,161 53,172 34,184 20,194 9,206 5,212 2,217 1,223 0,229 1,235 2,240 5,245 9,251 20,263 34,273 53,285 77,297 134,317 205,336 292,356 499,390 750,418 1036,439 1688,457 2341,439 2627,418 2878,390 3085,356 3171,336 3243,317 3300,297 3324,285 3343,273 3357,263 3368,251 3372,245 3375,240 3376,235 3377,229 3376,223 3375,217 3372,212 3368,206 3357,194 3343,184 3324,172 3300,161 3243,140 3171,121 3085,102 2878,68 2627,40 2341,19">
          <text:p/>
        </draw:polygon>
        <draw:path draw:style-name="gr2" draw:text-style-name="P1" draw:layer="layout" svg:width="3.376cm" svg:height="0.456cm" svg:x="10.453cm" svg:y="10.598cm" svg:viewBox="0 0 3377 457" svg:d="m1688 0c-921 0-1688 104-1688 229s767 228 1688 228 1689-104 1689-228-768-229-1689-229z">
          <text:p/>
        </draw:path>
        <draw:polygon draw:style-name="gr2" draw:text-style-name="P1" draw:layer="layout" svg:width="0cm" svg:height="0cm" svg:x="10.453cm" svg:y="10.598cm" svg:viewBox="0 0 0 0" draw:points="0,0">
          <text:p/>
        </draw:polygon>
        <draw:polygon draw:style-name="gr2" draw:text-style-name="P1" draw:layer="layout" svg:width="0cm" svg:height="0cm" svg:x="13.83cm" svg:y="12.428cm" svg:viewBox="0 0 0 0" draw:points="0,0">
          <text:p/>
        </draw:polygon>
        <draw:frame draw:style-name="gr10" draw:text-style-name="P2" draw:layer="layout" svg:width="2.559cm" svg:height="0.763cm" svg:x="11.262cm" svg:y="11.477cm">
          <draw:text-box>
            <text:p text:style-name="P2">Inventory</text:p>
          </draw:text-box>
        </draw:frame>
        <draw:path draw:style-name="gr11" draw:text-style-name="P1" draw:layer="layout" svg:width="2.41cm" svg:height="0.99cm" svg:x="15.759cm" svg:y="10.141cm" svg:viewBox="0 0 2411 991" svg:d="m0 0h2411v867l-301 124h-2110zm0 0zm2411 991z">
          <text:p/>
        </draw:path>
        <draw:polygon draw:style-name="gr12" draw:text-style-name="P1" draw:layer="layout" svg:width="2.41cm" svg:height="0.99cm" svg:x="15.759cm" svg:y="10.141cm" svg:viewBox="0 0 2411 991" draw:points="0,0 2411,0 2411,867 2110,991 0,991">
          <text:p/>
        </draw:polygon>
        <draw:polygon draw:style-name="gr12" draw:text-style-name="P1" draw:layer="layout" svg:width="0cm" svg:height="0cm" svg:x="15.759cm" svg:y="10.141cm" svg:viewBox="0 0 0 0" draw:points="0,0">
          <text:p/>
        </draw:polygon>
        <draw:polygon draw:style-name="gr12" draw:text-style-name="P1" draw:layer="layout" svg:width="0cm" svg:height="0cm" svg:x="18.17cm" svg:y="11.132cm" svg:viewBox="0 0 0 0" draw:points="0,0">
          <text:p/>
        </draw:polygon>
        <draw:path draw:style-name="gr13" draw:text-style-name="P1" draw:layer="layout" svg:width="2.41cm" svg:height="0.99cm" svg:x="15.759cm" svg:y="10.141cm" svg:viewBox="0 0 2411 991" svg:d="m2110 991 78-124c75 18 72 8 223 0zm-2110-991zm2411 991z">
          <text:p/>
        </draw:path>
        <draw:path draw:style-name="gr14" draw:text-style-name="P1" draw:layer="layout" svg:width="0.3cm" svg:height="0.123cm" svg:x="17.869cm" svg:y="11.008cm" svg:viewBox="0 0 301 124" svg:d="m0 124 78-124c75 18 72 8 223 0z">
          <text:p/>
        </draw:path>
        <draw:polygon draw:style-name="gr14" draw:text-style-name="P1" draw:layer="layout" svg:width="0cm" svg:height="0cm" svg:x="15.759cm" svg:y="10.141cm" svg:viewBox="0 0 0 0" draw:points="0,0">
          <text:p/>
        </draw:polygon>
        <draw:polygon draw:style-name="gr14" draw:text-style-name="P1" draw:layer="layout" svg:width="0cm" svg:height="0cm" svg:x="18.17cm" svg:y="11.132cm" svg:viewBox="0 0 0 0" draw:points="0,0">
          <text:p/>
        </draw:polygon>
        <draw:frame draw:style-name="gr15" draw:text-style-name="P2" draw:layer="layout" svg:width="1.416cm" svg:height="0.763cm" svg:x="16.688cm" svg:y="10.428cm">
          <draw:text-box>
            <text:p text:style-name="P2">GFZ</text:p>
          </draw:text-box>
        </draw:frame>
        <draw:path draw:style-name="gr16" draw:text-style-name="P1" draw:layer="layout" svg:width="2.411cm" svg:height="0.914cm" svg:x="15.759cm" svg:y="11.513cm" svg:viewBox="0 0 2412 915" svg:d="m0 0h2412v800l-301 115h-2111zm0 0zm2412 915z">
          <text:p/>
        </draw:path>
        <draw:polygon draw:style-name="gr17" draw:text-style-name="P1" draw:layer="layout" svg:width="2.411cm" svg:height="0.914cm" svg:x="15.759cm" svg:y="11.513cm" svg:viewBox="0 0 2412 915" draw:points="0,0 2412,0 2412,800 2111,915 0,915">
          <text:p/>
        </draw:polygon>
        <draw:polygon draw:style-name="gr17" draw:text-style-name="P1" draw:layer="layout" svg:width="0cm" svg:height="0cm" svg:x="15.759cm" svg:y="11.513cm" svg:viewBox="0 0 0 0" draw:points="0,0">
          <text:p/>
        </draw:polygon>
        <draw:polygon draw:style-name="gr17" draw:text-style-name="P1" draw:layer="layout" svg:width="0cm" svg:height="0cm" svg:x="18.171cm" svg:y="12.428cm" svg:viewBox="0 0 0 0" draw:points="0,0">
          <text:p/>
        </draw:polygon>
        <draw:path draw:style-name="gr18" draw:text-style-name="P1" draw:layer="layout" svg:width="2.411cm" svg:height="0.914cm" svg:x="15.759cm" svg:y="11.513cm" svg:viewBox="0 0 2412 915" svg:d="m2111 915 78-115c76 16 72 7 223 0zm-2111-915zm2412 915z">
          <text:p/>
        </draw:path>
        <draw:path draw:style-name="gr19" draw:text-style-name="P1" draw:layer="layout" svg:width="0.3cm" svg:height="0.114cm" svg:x="17.87cm" svg:y="12.313cm" svg:viewBox="0 0 301 115" svg:d="m0 115 78-115c76 16 72 7 223 0z">
          <text:p/>
        </draw:path>
        <draw:polygon draw:style-name="gr19" draw:text-style-name="P1" draw:layer="layout" svg:width="0cm" svg:height="0cm" svg:x="15.759cm" svg:y="11.513cm" svg:viewBox="0 0 0 0" draw:points="0,0">
          <text:p/>
        </draw:polygon>
        <draw:polygon draw:style-name="gr19" draw:text-style-name="P1" draw:layer="layout" svg:width="0cm" svg:height="0cm" svg:x="18.171cm" svg:y="12.428cm" svg:viewBox="0 0 0 0" draw:points="0,0">
          <text:p/>
        </draw:polygon>
        <draw:frame draw:style-name="gr20" draw:text-style-name="P2" draw:layer="layout" svg:width="1.823cm" svg:height="0.763cm" svg:x="16.476cm" svg:y="11.766cm">
          <draw:text-box>
            <text:p text:style-name="P2">EMSC</text:p>
          </draw:text-box>
        </draw:frame>
        <draw:path draw:style-name="gr21" draw:text-style-name="P1" draw:layer="layout" svg:width="2.411cm" svg:height="0.913cm" svg:x="15.759cm" svg:y="12.884cm" svg:viewBox="0 0 2412 914" svg:d="m0 0h2412v800l-301 114h-2111zm0 0zm2412 914z">
          <text:p/>
        </draw:path>
        <draw:polygon draw:style-name="gr22" draw:text-style-name="P1" draw:layer="layout" svg:width="2.411cm" svg:height="0.913cm" svg:x="15.759cm" svg:y="12.884cm" svg:viewBox="0 0 2412 914" draw:points="0,0 2412,0 2412,800 2111,914 0,914">
          <text:p/>
        </draw:polygon>
        <draw:polygon draw:style-name="gr22" draw:text-style-name="P1" draw:layer="layout" svg:width="0cm" svg:height="0cm" svg:x="15.759cm" svg:y="12.884cm" svg:viewBox="0 0 0 0" draw:points="0,0">
          <text:p/>
        </draw:polygon>
        <draw:polygon draw:style-name="gr22" draw:text-style-name="P1" draw:layer="layout" svg:width="0cm" svg:height="0cm" svg:x="18.171cm" svg:y="13.798cm" svg:viewBox="0 0 0 0" draw:points="0,0">
          <text:p/>
        </draw:polygon>
        <draw:path draw:style-name="gr23" draw:text-style-name="P1" draw:layer="layout" svg:width="2.411cm" svg:height="0.913cm" svg:x="15.759cm" svg:y="12.884cm" svg:viewBox="0 0 2412 914" svg:d="m2111 914 78-114c76 16 72 7 223 0zm-2111-914zm2412 914z">
          <text:p/>
        </draw:path>
        <draw:path draw:style-name="gr24" draw:text-style-name="P1" draw:layer="layout" svg:width="0.3cm" svg:height="0.113cm" svg:x="17.87cm" svg:y="13.684cm" svg:viewBox="0 0 301 114" svg:d="m0 114 78-114c76 16 72 7 223 0z">
          <text:p/>
        </draw:path>
        <draw:polygon draw:style-name="gr24" draw:text-style-name="P1" draw:layer="layout" svg:width="0cm" svg:height="0cm" svg:x="15.759cm" svg:y="12.884cm" svg:viewBox="0 0 0 0" draw:points="0,0">
          <text:p/>
        </draw:polygon>
        <draw:polygon draw:style-name="gr24" draw:text-style-name="P1" draw:layer="layout" svg:width="0cm" svg:height="0cm" svg:x="18.171cm" svg:y="13.798cm" svg:viewBox="0 0 0 0" draw:points="0,0">
          <text:p/>
        </draw:polygon>
        <draw:frame draw:style-name="gr25" draw:text-style-name="P2" draw:layer="layout" svg:width="1.797cm" svg:height="0.763cm" svg:x="16.489cm" svg:y="13.138cm">
          <draw:text-box>
            <text:p text:style-name="P2">USGS</text:p>
          </draw:text-box>
        </draw:frame>
        <draw:line draw:style-name="gr26" draw:text-style-name="P1" draw:layer="layout" svg:x1="3.069cm" svg:y1="4.2cm" svg:x2="3.069cm" svg:y2="4.354cm">
          <text:p/>
        </draw:line>
        <draw:polygon draw:style-name="gr27" draw:text-style-name="P1" draw:layer="layout" svg:width="0.151cm" svg:height="0.216cm" svg:x="2.993cm" svg:y="4.344cm" svg:viewBox="0 0 152 217" draw:points="75,217 152,1 0,0">
          <text:p/>
        </draw:polygon>
        <draw:line draw:style-name="gr26" draw:text-style-name="P1" draw:layer="layout" svg:x1="3.055cm" svg:y1="7.052cm" svg:x2="3.055cm" svg:y2="7.205cm">
          <text:p/>
        </draw:line>
        <draw:polygon draw:style-name="gr27" draw:text-style-name="P1" draw:layer="layout" svg:width="0.151cm" svg:height="0.215cm" svg:x="2.979cm" svg:y="6.846cm" svg:viewBox="0 0 152 216" draw:points="77,0 0,215 152,216">
          <text:p/>
        </draw:polygon>
        <draw:line draw:style-name="gr26" draw:text-style-name="P1" draw:layer="layout" svg:x1="3.068cm" svg:y1="4.561cm" svg:x2="3.056cm" svg:y2="6.846cm">
          <text:p/>
        </draw:line>
        <draw:line draw:style-name="gr26" draw:text-style-name="P1" draw:layer="layout" svg:x1="2.536cm" svg:y1="4.557cm" svg:x2="3.22cm" svg:y2="4.561cm">
          <text:p/>
        </draw:line>
        <draw:line draw:style-name="gr26" draw:text-style-name="P1" draw:layer="layout" svg:x1="2.525cm" svg:y1="6.843cm" svg:x2="3.208cm" svg:y2="6.846cm">
          <text:p/>
        </draw:line>
        <draw:frame draw:style-name="gr28" draw:text-style-name="P3" draw:layer="layout" svg:width="2.143cm" svg:height="0.929cm" draw:transform="rotate (1.56556033903891) translate (1.965cm 6.71cm)">
          <draw:text-box>
            <text:p text:style-name="P3">Client</text:p>
            <text:p text:style-name="P3">(browser)</text:p>
          </draw:text-box>
        </draw:frame>
        <draw:line draw:style-name="gr26" draw:text-style-name="P1" draw:layer="layout" svg:x1="3.068cm" svg:y1="8.177cm" svg:x2="3.068cm" svg:y2="12.22cm">
          <text:p/>
        </draw:line>
        <draw:polygon draw:style-name="gr27" draw:text-style-name="P1" draw:layer="layout" svg:width="0.151cm" svg:height="0.215cm" svg:x="2.992cm" svg:y="7.97cm" svg:viewBox="0 0 152 216" draw:points="76,0 0,216 152,216">
          <text:p/>
        </draw:polygon>
        <draw:polygon draw:style-name="gr27" draw:text-style-name="P1" draw:layer="layout" svg:width="0.151cm" svg:height="0.215cm" svg:x="2.992cm" svg:y="12.211cm" svg:viewBox="0 0 152 216" draw:points="76,216 152,0 0,0">
          <text:p/>
        </draw:polygon>
        <draw:line draw:style-name="gr26" draw:text-style-name="P1" draw:layer="layout" svg:x1="2.536cm" svg:y1="7.97cm" svg:x2="3.22cm" svg:y2="7.97cm">
          <text:p/>
        </draw:line>
        <draw:line draw:style-name="gr26" draw:text-style-name="P1" draw:layer="layout" svg:x1="2.536cm" svg:y1="12.427cm" svg:x2="3.22cm" svg:y2="12.427cm">
          <text:p/>
        </draw:line>
        <draw:frame draw:style-name="gr29" draw:text-style-name="P3" draw:layer="layout" svg:width="3.931cm" svg:height="0.929cm" draw:transform="rotate (1.5690509975429) translate (1.969cm 12.047cm)">
          <draw:text-box>
            <text:p text:style-name="P3">Server</text:p>
            <text:p text:style-name="P3">eida.gfz-potsdam.de</text:p>
          </draw:text-box>
        </draw:frame>
        <draw:polygon draw:style-name="gr30" draw:text-style-name="P1" draw:layer="layout" svg:width="10.601cm" svg:height="0.532cm" svg:x="6.113cm" svg:y="6.029cm" svg:viewBox="0 0 10602 533" draw:points="5302,533 0,533 0,0 10602,0 10602,533">
          <text:p/>
        </draw:polygon>
        <draw:polygon draw:style-name="gr31" draw:text-style-name="P1" draw:layer="layout" svg:width="10.601cm" svg:height="0.532cm" svg:x="6.113cm" svg:y="6.029cm" svg:viewBox="0 0 10602 533" draw:points="5302,533 0,533 0,0 10602,0 10602,533">
          <text:p/>
        </draw:polygon>
        <draw:frame draw:style-name="gr32" draw:text-style-name="P4" draw:layer="layout" svg:width="2.64cm" svg:height="0.78cm" svg:x="10.298cm" svg:y="5.826cm">
          <draw:text-box>
            <text:p text:style-name="P4">service.js</text:p>
          </draw:text-box>
        </draw:frame>
        <draw:polygon draw:style-name="gr30" draw:text-style-name="P1" draw:layer="layout" svg:width="10.601cm" svg:height="0.533cm" svg:x="6.113cm" svg:y="4.657cm" svg:viewBox="0 0 10602 534" draw:points="5302,534 0,534 0,0 10602,0 10602,534">
          <text:p/>
        </draw:polygon>
        <draw:polygon draw:style-name="gr31" draw:text-style-name="P1" draw:layer="layout" svg:width="10.601cm" svg:height="0.533cm" svg:x="6.113cm" svg:y="4.657cm" svg:viewBox="0 0 10602 534" draw:points="5302,534 0,534 0,0 10602,0 10602,534">
          <text:p/>
        </draw:polygon>
        <draw:frame draw:style-name="gr33" draw:text-style-name="P4" draw:layer="layout" svg:width="3.038cm" svg:height="0.987cm" svg:x="10.276cm" svg:y="4.556cm">
          <draw:text-box>
            <text:p text:style-name="P4">interface.js</text:p>
          </draw:text-box>
        </draw:frame>
        <draw:frame draw:style-name="gr34" draw:text-style-name="P1" draw:layer="layout" svg:width="4.821cm" svg:height="2.57cm" svg:x="5.953cm" svg:y="1.097cm">
          <draw:image xlink:href="Pictures/10000000000000F000000087573C8D12.png" xlink:type="simple" xlink:show="embed" xlink:actuate="onLoad">
            <text:p/>
          </draw:image>
        </draw:frame>
        <draw:line draw:style-name="gr26" draw:text-style-name="P1" draw:layer="layout" svg:x1="3.068cm" svg:y1="1.208cm" svg:x2="3.068cm" svg:y2="3.538cm">
          <text:p/>
        </draw:line>
        <draw:polygon draw:style-name="gr27" draw:text-style-name="P1" draw:layer="layout" svg:width="0.151cm" svg:height="0.215cm" svg:x="2.992cm" svg:y="1.002cm" svg:viewBox="0 0 152 216" draw:points="76,0 0,216 152,216">
          <text:p/>
        </draw:polygon>
        <draw:polygon draw:style-name="gr27" draw:text-style-name="P1" draw:layer="layout" svg:width="0.151cm" svg:height="0.215cm" svg:x="2.992cm" svg:y="3.528cm" svg:viewBox="0 0 152 216" draw:points="76,216 152,0 0,0">
          <text:p/>
        </draw:polygon>
        <draw:line draw:style-name="gr26" draw:text-style-name="P1" draw:layer="layout" svg:x1="2.536cm" svg:y1="1.002cm" svg:x2="3.22cm" svg:y2="1.002cm">
          <text:p/>
        </draw:line>
        <draw:line draw:style-name="gr26" draw:text-style-name="P1" draw:layer="layout" svg:x1="2.536cm" svg:y1="3.744cm" svg:x2="3.22cm" svg:y2="3.744cm">
          <text:p/>
        </draw:line>
        <draw:frame draw:style-name="gr35" draw:text-style-name="P5" draw:layer="layout" svg:width="1.298cm" svg:height="0.59cm" draw:transform="rotate (1.5690509975429) translate (2.313cm 2.904cm)">
          <draw:text-box>
            <text:p text:style-name="P5">Users</text:p>
          </draw:text-box>
        </draw:frame>
        <draw:polygon draw:style-name="gr36" draw:text-style-name="P1" draw:layer="layout" svg:width="2.891cm" svg:height="1.066cm" svg:x="6.599cm" svg:y="8.77cm" svg:viewBox="0 0 2892 1067" draw:points="1446,1067 0,1067 0,0 2892,0 2892,1067">
          <text:p/>
        </draw:polygon>
        <draw:polygon draw:style-name="gr37" draw:text-style-name="P1" draw:layer="layout" svg:width="2.891cm" svg:height="1.066cm" svg:x="6.599cm" svg:y="8.77cm" svg:viewBox="0 0 2892 1067" draw:points="1446,1067 0,1067 0,0 2892,0 2892,1067">
          <text:p/>
        </draw:polygon>
        <draw:frame draw:style-name="gr38" draw:text-style-name="P2" draw:layer="layout" svg:width="2.153cm" svg:height="0.763cm" svg:x="7.382cm" svg:y="9.154cm">
          <draw:text-box>
            <text:p text:style-name="P2">request</text:p>
          </draw:text-box>
        </draw:frame>
        <draw:polygon draw:style-name="gr11" draw:text-style-name="P1" draw:layer="layout" svg:width="2.891cm" svg:height="1.066cm" svg:x="13.347cm" svg:y="8.77cm" svg:viewBox="0 0 2892 1067" draw:points="1446,1067 0,1067 0,0 2892,0 2892,1067">
          <text:p/>
        </draw:polygon>
        <draw:polygon draw:style-name="gr12" draw:text-style-name="P1" draw:layer="layout" svg:width="2.891cm" svg:height="1.066cm" svg:x="13.347cm" svg:y="8.77cm" svg:viewBox="0 0 2892 1067" draw:points="1446,1067 0,1067 0,0 2892,0 2892,1067">
          <text:p/>
        </draw:polygon>
        <draw:frame draw:style-name="gr39" draw:text-style-name="P2" draw:layer="layout" svg:width="1.696cm" svg:height="0.763cm" svg:x="14.371cm" svg:y="9.154cm">
          <draw:text-box>
            <text:p text:style-name="P2">event</text:p>
          </draw:text-box>
        </draw:frame>
        <draw:polygon draw:style-name="gr40" draw:text-style-name="P1" draw:layer="layout" svg:width="2.889cm" svg:height="1.066cm" svg:x="9.973cm" svg:y="8.77cm" svg:viewBox="0 0 2890 1067" draw:points="1445,1067 0,1067 0,0 2890,0 2890,1067">
          <text:p/>
        </draw:polygon>
        <draw:polygon draw:style-name="gr41" draw:text-style-name="P1" draw:layer="layout" svg:width="2.889cm" svg:height="1.066cm" svg:x="9.973cm" svg:y="8.77cm" svg:viewBox="0 0 2890 1067" draw:points="1445,1067 0,1067 0,0 2890,0 2890,1067">
          <text:p/>
        </draw:polygon>
        <draw:frame draw:style-name="gr42" draw:text-style-name="P2" draw:layer="layout" svg:width="2.509cm" svg:height="0.763cm" svg:x="10.567cm" svg:y="9.154cm">
          <draw:text-box>
            <text:p text:style-name="P2">metadata</text:p>
          </draw:text-box>
        </draw:frame>
        <draw:polyline draw:style-name="gr43" draw:text-style-name="P1" draw:layer="layout" svg:width="0.965cm" svg:height="0.641cm" svg:x="14.793cm" svg:y="9.994cm" svg:viewBox="0 0 966 642" draw:points="966,642 0,642 0,0">
          <text:p/>
        </draw:polyline>
        <draw:polygon draw:style-name="gr27" draw:text-style-name="P1" draw:layer="layout" svg:width="0.116cm" svg:height="0.165cm" svg:x="14.735cm" svg:y="9.837cm" svg:viewBox="0 0 117 166" draw:points="58,0 0,166 117,166">
          <text:p/>
        </draw:polygon>
        <draw:polyline draw:style-name="gr43" draw:text-style-name="P1" draw:layer="layout" svg:width="0.965cm" svg:height="1.975cm" svg:x="14.793cm" svg:y="9.994cm" svg:viewBox="0 0 966 1976" draw:points="966,1976 0,1976 0,0">
          <text:p/>
        </draw:polyline>
        <draw:polygon draw:style-name="gr27" draw:text-style-name="P1" draw:layer="layout" svg:width="0.116cm" svg:height="0.165cm" svg:x="14.735cm" svg:y="9.837cm" svg:viewBox="0 0 117 166" draw:points="58,0 0,166 117,166">
          <text:p/>
        </draw:polygon>
        <draw:polyline draw:style-name="gr43" draw:text-style-name="P1" draw:layer="layout" svg:width="0.965cm" svg:height="2.978cm" svg:x="14.793cm" svg:y="10.361cm" svg:viewBox="0 0 966 2979" draw:points="966,2979 0,2979 0,0">
          <text:p/>
        </draw:polyline>
        <draw:polygon draw:style-name="gr27" draw:text-style-name="P1" draw:layer="layout" svg:width="0.385cm" svg:height="0.547cm" svg:x="14.6cm" svg:y="9.837cm" svg:viewBox="0 0 386 548" draw:points="193,0 0,548 386,548">
          <text:p/>
        </draw:polygon>
        <draw:line draw:style-name="gr43" draw:text-style-name="P1" draw:layer="layout" svg:x1="12.142cm" svg:y1="10.598cm" svg:x2="11.75cm" svg:y2="10.187cm">
          <text:p/>
        </draw:line>
        <draw:polygon draw:style-name="gr27" draw:text-style-name="P1" draw:layer="layout" svg:width="0.476cm" svg:height="0.476cm" svg:x="11.417cm" svg:y="9.837cm" svg:viewBox="0 0 477 477" draw:points="0,0 220,477 477,256">
          <text:p/>
        </draw:polygon>
        <draw:polyline draw:style-name="gr43" draw:text-style-name="P1" draw:layer="layout" svg:width="2.346cm" svg:height="0.496cm" svg:x="5.698cm" svg:y="10.308cm" svg:viewBox="0 0 2347 497" draw:points="2347,0 2347,249 0,249 0,497">
          <text:p/>
        </draw:polyline>
        <draw:polygon draw:style-name="gr27" draw:text-style-name="P1" draw:layer="layout" svg:width="0.346cm" svg:height="0.493cm" svg:x="7.872cm" svg:y="9.837cm" svg:viewBox="0 0 347 494" draw:points="173,0 0,494 347,494">
          <text:p/>
        </draw:polygon>
        <draw:polygon draw:style-name="gr27" draw:text-style-name="P1" draw:layer="layout" svg:width="0.347cm" svg:height="0.492cm" svg:x="5.525cm" svg:y="10.784cm" svg:viewBox="0 0 348 493" draw:points="173,493 348,0 0,0">
          <text:p/>
        </draw:polygon>
        <draw:polyline draw:style-name="gr43" draw:text-style-name="P1" draw:layer="layout" svg:width="0.334cm" svg:height="2.686cm" svg:x="7.71cm" svg:y="10.308cm" svg:viewBox="0 0 335 2687" draw:points="335,0 335,2687 0,2687">
          <text:p/>
        </draw:polyline>
        <draw:polygon draw:style-name="gr27" draw:text-style-name="P1" draw:layer="layout" svg:width="0.346cm" svg:height="0.493cm" svg:x="7.872cm" svg:y="9.837cm" svg:viewBox="0 0 347 494" draw:points="173,0 0,494 347,494">
          <text:p/>
        </draw:polygon>
        <draw:polygon draw:style-name="gr27" draw:text-style-name="P1" draw:layer="layout" svg:width="0.519cm" svg:height="0.329cm" svg:x="7.213cm" svg:y="12.83cm" svg:viewBox="0 0 520 330" draw:points="0,165 520,330 520,0">
          <text:p/>
        </draw:polygon>
        <draw:polyline draw:style-name="gr44" draw:text-style-name="P1" draw:layer="layout" svg:width="0.008cm" svg:height="0.492cm" svg:x="11.414cm" svg:y="7.192cm" svg:viewBox="0 0 9 493" draw:points="0,0 0,94 9,94 9,493">
          <text:p/>
        </draw:polyline>
        <draw:polygon draw:style-name="gr27" draw:text-style-name="P1" draw:layer="layout" svg:width="0.462cm" svg:height="0.657cm" svg:x="11.182cm" svg:y="6.563cm" svg:viewBox="0 0 463 658" draw:points="232,0 0,658 463,658">
          <text:p/>
        </draw:polygon>
        <draw:polygon draw:style-name="gr27" draw:text-style-name="P1" draw:layer="layout" svg:width="0.462cm" svg:height="0.658cm" svg:x="11.191cm" svg:y="7.654cm" svg:viewBox="0 0 463 659" draw:points="232,659 463,0 0,0">
          <text:p/>
        </draw:polygon>
        <draw:frame draw:style-name="gr45" draw:text-style-name="P6" draw:layer="layout" svg:width="1.721cm" svg:height="0.763cm" svg:x="10.088cm" svg:y="7.031cm">
          <draw:text-box>
            <text:p text:style-name="P6">JSON</text:p>
          </draw:text-box>
        </draw:frame>
        <draw:frame draw:style-name="gr46" draw:text-style-name="P6" draw:layer="layout" svg:width="1.416cm" svg:height="0.763cm" svg:x="10.412cm" svg:y="7.542cm">
          <draw:text-box>
            <text:p text:style-name="P6">URL</text:p>
          </draw:text-box>
        </draw:frame>
        <draw:path draw:style-name="gr40" draw:text-style-name="P1" draw:layer="layout" svg:width="3.859cm" svg:height="1.37cm" svg:x="3.702cm" svg:y="6.943cm" svg:viewBox="0 0 3860 1371" svg:d="m0 0h3860v1101c-1529-8-1477 217-2855 270-495-33-675-57-1005-94zm0 0zm3860 1371z">
          <text:p/>
        </draw:path>
        <draw:path draw:style-name="gr41" draw:text-style-name="P1" draw:layer="layout" svg:width="3.859cm" svg:height="1.37cm" svg:x="3.702cm" svg:y="6.943cm" svg:viewBox="0 0 3860 1371" svg:d="m0 0h3860v1101c-1529-8-1477 217-2855 270-495-33-675-57-1005-94z">
          <text:p/>
        </draw:path>
        <draw:polygon draw:style-name="gr41" draw:text-style-name="P1" draw:layer="layout" svg:width="0cm" svg:height="0cm" svg:x="3.702cm" svg:y="6.943cm" svg:viewBox="0 0 0 0" draw:points="0,0">
          <text:p/>
        </draw:polygon>
        <draw:polygon draw:style-name="gr41" draw:text-style-name="P1" draw:layer="layout" svg:width="0cm" svg:height="0cm" svg:x="7.562cm" svg:y="8.313cm" svg:viewBox="0 0 0 0" draw:points="0,0">
          <text:p/>
        </draw:polygon>
        <draw:frame draw:style-name="gr47" draw:text-style-name="P6" draw:layer="layout" svg:width="3.093cm" svg:height="0.763cm" svg:x="4.476cm" svg:y="7.142cm">
          <draw:text-box>
            <text:p text:style-name="P6">Specification</text:p>
          </draw:text-box>
        </draw:frame>
        <draw:frame draw:style-name="gr48" draw:text-style-name="P7" draw:layer="layout" svg:width="3.753cm" svg:height="0.649cm" svg:x="4.118cm" svg:y="7.652cm">
          <draw:text-box>
            <text:p text:style-name="P7">Request - Response</text:p>
          </draw:text-box>
        </draw:frame>
        <draw:path draw:style-name="gr40" draw:text-style-name="P1" draw:layer="layout" svg:width="3.859cm" svg:height="1.371cm" svg:x="3.702cm" svg:y="3.743cm" svg:viewBox="0 0 3860 1372" svg:d="m0 0h3860v1102c-1529-9-1477 217-2855 270-495-32-675-57-1005-94zm0 0zm3860 1372z">
          <text:p/>
        </draw:path>
        <draw:path draw:style-name="gr41" draw:text-style-name="P1" draw:layer="layout" svg:width="3.859cm" svg:height="1.371cm" svg:x="3.702cm" svg:y="3.743cm" svg:viewBox="0 0 3860 1372" svg:d="m0 0h3860v1102c-1529-9-1477 217-2855 270-495-32-675-57-1005-94z">
          <text:p/>
        </draw:path>
        <draw:polygon draw:style-name="gr41" draw:text-style-name="P1" draw:layer="layout" svg:width="0cm" svg:height="0cm" svg:x="3.702cm" svg:y="3.743cm" svg:viewBox="0 0 0 0" draw:points="0,0">
          <text:p/>
        </draw:polygon>
        <draw:polygon draw:style-name="gr41" draw:text-style-name="P1" draw:layer="layout" svg:width="0cm" svg:height="0cm" svg:x="7.562cm" svg:y="5.115cm" svg:viewBox="0 0 0 0" draw:points="0,0">
          <text:p/>
        </draw:polygon>
        <draw:frame draw:style-name="gr49" draw:text-style-name="P6" draw:layer="layout" svg:width="3.575cm" svg:height="0.763cm" svg:x="4.221cm" svg:y="3.945cm">
          <draw:text-box>
            <text:p text:style-name="P6">Documentation</text:p>
          </draw:text-box>
        </draw:frame>
        <draw:frame draw:style-name="gr50" draw:text-style-name="P7" draw:layer="layout" svg:width="3.182cm" svg:height="0.649cm" svg:x="4.425cm" svg:y="4.454cm">
          <draw:text-box>
            <text:p text:style-name="P7">Developer Guide</text:p>
          </draw:text-box>
        </draw:frame>
        <draw:frame draw:style-name="gr34" draw:text-style-name="P1" draw:layer="layout" svg:width="4.802cm" svg:height="2.57cm" svg:x="11.922cm" svg:y="1.097cm">
          <draw:image xlink:href="Pictures/10000201000000EF000000878E287B0F.png" xlink:type="simple" xlink:show="embed" xlink:actuate="onLoad">
            <text:p/>
          </draw:image>
        </draw:frame>
        <draw:polyline draw:style-name="gr43" draw:text-style-name="P1" draw:layer="layout" svg:width="0.331cm" svg:height="3.157cm" svg:x="8.045cm" svg:y="9.837cm" svg:viewBox="0 0 332 3158" draw:points="0,0 0,3158 332,3158">
          <text:p/>
        </draw:polyline>
        <draw:polygon draw:style-name="gr27" draw:text-style-name="P1" draw:layer="layout" svg:width="0.518cm" svg:height="0.329cm" svg:x="8.355cm" svg:y="12.83cm" svg:viewBox="0 0 519 330" draw:points="519,165 0,0 0,330">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800000" draw:end-color="#808080" draw:start-intensity="100%" draw:end-intensity="100%" draw:angle="0" draw:border="40%"/>
    <draw:gradient draw:name="Gradient_20_8" draw:display-name="Gradient 8" draw:style="square" draw:cx="50%" draw:cy="50%" draw:start-color="#e6ff00" draw:end-color="#ffffff" draw:start-intensity="100%" draw:end-intensity="100%" draw:angle="2699" draw:border="0%"/>
    <draw:gradient draw:name="Gradient_20_9" draw:display-name="Gradient 9" draw:style="square" draw:cx="50%" draw:cy="50%" draw:start-color="#f0ff66" draw:end-color="#ffffff" draw:start-intensity="100%" draw:end-intensity="100%" draw:angle="2699" draw:border="0%"/>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eter Evans</meta:initial-creator>
    <meta:creation-date>2013-09-05T13:14:29</meta:creation-date>
    <dc:date>2013-09-05T13:22:04</dc:date>
    <dc:creator>Peter Evans</dc:creator>
    <meta:editing-duration>PT6M32S</meta:editing-duration>
    <meta:editing-cycles>2</meta:editing-cycles>
    <meta:generator>LibreOffice/3.6$Linux_x86 LibreOffice_project/360m1$Build-2</meta:generator>
    <meta:document-statistic meta:object-count="125"/>
  </office:meta>
</office:document-meta>
</file>